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6deb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874c5" officeooo:paragraph-rsid="000874c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deb0c" officeooo:paragraph-rsid="000deb0c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9c3c8" officeooo:paragraph-rsid="0009c3c8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afa9c" officeooo:paragraph-rsid="000afa9c" fo:background-color="transparent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b242c" officeooo:paragraph-rsid="000b242c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c57c2" officeooo:paragraph-rsid="000c57c2" fo:background-color="transparent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afa9c" officeooo:paragraph-rsid="000afa9c" fo:background-color="transparent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b242c" officeooo:paragraph-rsid="000b242c" fo:background-color="transparent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c57c2" officeooo:paragraph-rsid="000c57c2" fo:background-color="transparent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Bitstream Vera Sans Mono" fo:font-size="12pt" fo:font-style="italic" style:text-underline-style="none" fo:font-weight="normal" officeooo:rsid="000b242c" officeooo:paragraph-rsid="000b242c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Bitstream Vera Sans Mono" fo:font-size="12pt" fo:font-style="italic" style:text-underline-style="none" fo:font-weight="normal" officeooo:rsid="000c57c2" officeooo:paragraph-rsid="000c57c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6deb4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deb0c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deb0c" style:font-size-asian="16pt" style:font-weight-asian="bold" style:font-size-complex="16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874c5" officeooo:paragraph-rsid="000874c5" fo:background-color="#ff8000" style:font-size-asian="10.5pt" style:font-weight-asian="bold" style:font-size-complex="12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9c3c8" officeooo:paragraph-rsid="0009c3c8" fo:background-color="#ff8000" style:font-size-asian="10.5pt" style:font-weight-asian="bold" style:font-size-complex="12pt" style:font-weight-complex="bold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afa9c" officeooo:paragraph-rsid="000afa9c" fo:background-color="#ff8000" style:font-size-asian="10.5pt" style:font-weight-asian="bold" style:font-size-complex="12pt" style:font-weight-complex="bold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c57c2" officeooo:paragraph-rsid="000c57c2" fo:background-color="#ff8000" style:font-size-asian="10.5pt" style:font-weight-asian="bold" style:font-size-complex="12pt" style:font-weight-complex="bold"/>
    </style:style>
    <style:style style:name="P23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1ca3c" officeooo:paragraph-rsid="0011ca3c" fo:background-color="transparent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1ca3c" style:font-size-asian="16pt" style:font-weight-asian="bold" style:font-size-complex="16pt" style:font-weight-complex="bold"/>
    </style:style>
    <style:style style:name="P25" style:family="paragraph" style:parent-style-name="Standard" style:list-style-name="L3" style:master-page-name="">
      <loext:graphic-properties draw:fill="none"/>
      <style:paragraph-properties fo:margin-left="1.199cm" fo:margin-right="0cm" fo:text-align="start" style:justify-single-word="false" fo:text-indent="-0.499cm" style:auto-text-indent="false" style:page-number="auto" fo:background-color="transparent"/>
      <style:text-properties style:font-name="Bitstream Vera Sans Mono" fo:font-size="12pt" style:text-underline-style="solid" style:text-underline-width="auto" style:text-underline-color="font-color" fo:font-weight="bold" officeooo:rsid="000deb0c" officeooo:paragraph-rsid="000deb0c" fo:background-color="#ff8000" style:font-size-asian="10.5pt" style:font-weight-asian="bold" style:font-size-complex="12pt" style:font-weight-complex="bold"/>
    </style:style>
    <style:style style:name="P26" style:family="paragraph" style:parent-style-name="Standard" style:list-style-name="L3" style:master-page-name="">
      <loext:graphic-properties draw:fill="none"/>
      <style:paragraph-properties fo:margin-left="1.199cm" fo:margin-right="0cm" fo:text-align="start" style:justify-single-word="false" fo:text-indent="-0.499cm" style:auto-text-indent="false" style:page-number="auto" fo:background-color="transparent"/>
      <style:text-properties style:font-name="Bitstream Vera Sans Mono" fo:font-size="12pt" style:text-underline-style="solid" style:text-underline-width="auto" style:text-underline-color="font-color" fo:font-weight="bold" officeooo:rsid="000deb0c" officeooo:paragraph-rsid="000fbdd0" fo:background-color="#ff8000" style:font-size-asian="10.5pt" style:font-weight-asian="bold" style:font-size-complex="12pt" style:font-weight-complex="bold"/>
    </style:style>
    <style:style style:name="P27" style:family="paragraph" style:parent-style-name="Standard" style:list-style-name="L3">
      <loext:graphic-properties draw:fill="none"/>
      <style:paragraph-properties fo:margin-left="1.199cm" fo:margin-right="0cm" fo:text-align="start" style:justify-single-word="false" fo:text-indent="-0.499cm" style:auto-text-indent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068b9" officeooo:paragraph-rsid="001068b9" fo:background-color="#ff8000" style:font-size-asian="10.5pt" style:font-weight-asian="bold" style:font-size-complex="12pt" style:font-weight-complex="bold"/>
    </style:style>
    <style:style style:name="P28" style:family="paragraph" style:parent-style-name="Standard" style:list-style-name="L3">
      <loext:graphic-properties draw:fill="none"/>
      <style:paragraph-properties fo:margin-left="1.199cm" fo:margin-right="0cm" fo:text-align="start" style:justify-single-word="false" fo:text-indent="-0.499cm" style:auto-text-indent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1ca3c" officeooo:paragraph-rsid="0011ca3c" fo:background-color="#ff8000" style:font-size-asian="10.5pt" style:font-weight-asian="bold" style:font-size-complex="12pt" style:font-weight-complex="bold"/>
    </style:style>
    <style:style style:name="P29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0f2f" officeooo:paragraph-rsid="000f0f2f" fo:background-color="transparent" style:font-size-asian="10.5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0f2f" officeooo:paragraph-rsid="000f0f2f" fo:background-color="transparent" style:font-size-asian="10.5pt" style:font-weight-asian="normal" style:font-size-complex="12pt" style:font-weight-complex="normal"/>
    </style:style>
    <style:style style:name="P31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bdd0" officeooo:paragraph-rsid="000fbdd0" fo:background-color="transparent" style:font-size-asian="10.5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bdd0" officeooo:paragraph-rsid="000fbdd0" fo:background-color="transparent" style:font-size-asian="10.5pt" style:font-weight-asian="normal" style:font-size-complex="12pt" style:font-weight-complex="normal"/>
    </style:style>
    <style:style style:name="P33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68b9" officeooo:paragraph-rsid="001068b9" fo:background-color="transparent" style:font-size-asian="10.5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68b9" officeooo:paragraph-rsid="001068b9" fo:background-color="transparent" style:font-size-asian="10.5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9bf3" officeooo:paragraph-rsid="00109bf3" fo:background-color="transparent" style:font-size-asian="10.5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1196a" officeooo:paragraph-rsid="0011196a" fo:background-color="transparent" style:font-size-asian="10.5pt" style:font-weight-asian="normal" style:font-size-complex="12pt" style:font-weight-complex="normal"/>
    </style:style>
    <style:style style:name="P37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1ca3c" officeooo:paragraph-rsid="0011ca3c" fo:background-color="transparent" style:font-size-asian="10.5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9bf3" officeooo:paragraph-rsid="00109bf3" fo:background-color="transparent" style:font-size-asian="10.5pt" style:font-weight-asian="bold" style:font-size-complex="12pt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68b9" officeooo:paragraph-rsid="001068b9" fo:background-color="transparent" style:font-size-asian="10.5pt" style:font-weight-asian="bold" style:font-size-complex="12pt" style:font-weight-complex="bold"/>
    </style:style>
    <style:style style:name="P40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68b9" officeooo:paragraph-rsid="001068b9" fo:background-color="transparent" style:font-size-asian="10.5pt" style:font-weight-asian="bold" style:font-size-complex="12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1ca3c" officeooo:paragraph-rsid="0011ca3c" fo:background-color="transparent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1ca3c" style:font-size-asian="16pt" style:font-weight-asian="bold" style:font-size-complex="16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06deb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deb0c" style:font-style-asian="italic" style:font-style-complex="italic"/>
    </style:style>
    <style:style style:name="T5" style:family="text">
      <style:text-properties officeooo:rsid="000deb0c"/>
    </style:style>
    <style:style style:name="T6" style:family="text">
      <style:text-properties officeooo:rsid="000fbdd0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s estelares</text:p>
      <text:p text:style-name="P14"><text:span text:style-name="T1">O guia estelar de </text:span><text:span text:style-name="T2">Git</text:span></text:p>
      <text:p text:style-name="P3">Introdução</text:p>
      <text:list xml:id="list3109046976" text:style-name="L1">
        <text:list-item>
          <text:p text:style-name="P19">Abertura</text:p>
        </text:list-item>
      </text:list>
      <text:p text:style-name="P5">Por que o git faz tanto sentido? O que ele é? Como que faz para instalar, configurar? O que siginifica commit? E mais.</text:p>
      <text:p text:style-name="P5"/>
      <text:list xml:id="list212603857327400" text:continue-numbering="true" text:style-name="L1">
        <text:list-item>
          <text:p text:style-name="P20">Porque este curso?</text:p>
        </text:list-item>
      </text:list>
      <text:p text:style-name="P6">- Modificar algo, sem perder o que tinha feito;</text:p>
      <text:p text:style-name="P6">- Salvar/arquivar seu código;</text:p>
      <text:p text:style-name="P6">- Corrompeu seu arquivo ou o computador queimou;</text:p>
      <text:p text:style-name="P6">- foi solicitada alteração, mas depois de uns meses, houve arrependimento e precisa voltar atrás.</text:p>
      <text:p text:style-name="P2"/>
      <text:p text:style-name="P17">Guias estelares</text:p>
      <text:p text:style-name="P15"><text:span text:style-name="T1">O guia estelar de </text:span><text:span text:style-name="T2">Git</text:span></text:p>
      <text:p text:style-name="P4">O que é o Git</text:p>
      <text:list xml:id="list1213493703" text:style-name="L2">
        <text:list-item>
          <text:p text:style-name="P21">Controle de versão</text:p>
        </text:list-item>
      </text:list>
      <text:p text:style-name="P6">- Registro de alterações em um ou mais arquivos;</text:p>
      <text:p text:style-name="P6">- Lembrar versões específicas mais tarde;</text:p>
      <text:p text:style-name="P6">- Reveretr para o estado anterior determinados arquivos ou um projeto inteiro;</text:p>
      <text:p text:style-name="P6">- Compare as mudanças ao longo do tempo;</text:p>
      <text:p text:style-name="P6">Veja quem modificou pela última vez algo que pode estar causando um problema;</text:p>
      <text:p text:style-name="P6">- Quem introduziu um problema ou quando;</text:p>
      <text:p text:style-name="P6">- Se você estragar tudo ou perder arquivos, você pode facilmente recuperar;</text:p>
      <text:p text:style-name="P6">- E muito mais…</text:p>
      <text:p text:style-name="P6"/>
      <text:list xml:id="list212604496394213" text:continue-numbering="true" text:style-name="L2">
        <text:list-item>
          <text:p text:style-name="P21">Tipos de controle de versão</text:p>
        </text:list-item>
      </text:list>
      <text:p text:style-name="P9">Sistemas Locais:</text:p>
      <text:p text:style-name="P7">- Copiar os arquivos para outro diretório;</text:p>
      <text:p text:style-name="P7">- Muito comum e muito simples;</text:p>
      <text:p text:style-name="P7">- Incrivelmente propensa a erros;</text:p>
      <text:p text:style-name="P7">- Fácil de sobreescrever arquivos, caso haja feito uma cópia errada.</text:p>
      <text:p text:style-name="P7"/>
      <text:p text:style-name="P10">Para superar os possíveis erros, existe o RCS – <text:span text:style-name="T3">Revision Control Systen</text:span></text:p>
      <text:p text:style-name="P7">- Ferramenta popular (antigamente) para controle de versão;</text:p>
      <text:p text:style-name="P7">- Mantém conjuntos de alterações, ou seja, as diferenças entre os arquivos;</text:p>
      <text:p text:style-name="P7">Formato especial no disco;</text:p>
      <text:p text:style-name="P7">Re-criar como qualquer arquivo se parecia em qualquer ponto no tempo, adicionado-se todas as alterações ao arquivo.</text:p>
      <text:p text:style-name="P7"/>
      <text:p text:style-name="P7">E se você precisa colaborar com desenvolvedores em outros sistemas?</text:p>
      <text:p text:style-name="P7"/>
      <text:p text:style-name="P10">Sistemas Centralizados</text:p>
      <text:p text:style-name="P7">Exemplo: CVS, Subversion e Perforce</text:p>
      <text:p text:style-name="P7">-Um único servidor que contém todos os arquivos de controle de versão;</text:p>
      <text:p text:style-name="P7">- Vários clientes usam arquivos a partir desse lugar central.</text:p>
      <text:p text:style-name="P12"/>
      <text:p text:style-name="P12">Por muitos anos, este tem sido o padrão para controle de versão.</text:p>
      <text:p text:style-name="P7"/>
      <text:p text:style-name="P10">Vantagens sobre VCSs locais:</text:p>
      <text:p text:style-name="P7">- Controle sobre atividades dos colaboradores no projeto.</text:p>
      <text:p text:style-name="P7">- Os administradores têm controle refinado sobre quem pode fazer o que;</text:p>
      <text:p text:style-name="P7">- Mais fácil de administrar um CVCS do que lidar com banco de dados locais em cada cliente.</text:p>
      <text:p text:style-name="P7"/>
      <text:p text:style-name="P10"><text:soft-page-break/>Desvantagens</text:p>
      <text:p text:style-name="P7">- Se esse servidor des problema por uma hora, durante essa hora ninguém pode colaborar ou salvar as alterações de versão para o que quer que eles estejam trabalhando.</text:p>
      <text:p text:style-name="P7">- Se o disco rígido do banco de dados central for corrompido, você perde absolutamente tudo;</text:p>
      <text:p text:style-name="P7">- Sistemas VCS locais sofrem com esse mesmo problema.</text:p>
      <text:p text:style-name="P7"/>
      <text:p text:style-name="P13">Sempre que você tenha toda a história do projeto em um único lugar, há o risco de perder tudo.</text:p>
      <text:p text:style-name="P8"/>
      <text:p text:style-name="P11">Sistemas Distribuídos</text:p>
      <text:p text:style-name="P8">Exemplo: Git, Mercurial, Bazaar ou Darcs</text:p>
      <text:p text:style-name="P8"/>
      <text:p text:style-name="P8">- Duplicar (clonar) localmente o repositório completo;</text:p>
      <text:p text:style-name="P8">- Se qualquer servidor morrer, e esses sistemas estiverem colaborando por meio dele, qualquer um dos repositórios do cliente poderá ser copiado de volta para o servidor;</text:p>
      <text:p text:style-name="P8">- Cada clone é de fato um backup completo de todos os dados;</text:p>
      <text:p text:style-name="P8">- Clientes usam o estado mais recente dos arquivos.</text:p>
      <text:p text:style-name="P8"/>
      <text:list xml:id="list212604470697500" text:continue-numbering="true" text:style-name="L2">
        <text:list-item>
          <text:p text:style-name="P22">O que é Git</text:p>
        </text:list-item>
      </text:list>
      <text:p text:style-name="P8">- Sistema de controle de versão distribuído;</text:p>
      <text:p text:style-name="P8">- Open-source;</text:p>
      <text:p text:style-name="P8">- Pontos na história: <text:span text:style-name="T3">commit</text:span> (viagem no tempo)</text:p>
      <text:p text:style-name="P8"><text:tab/>- Histórico de alterações no código;</text:p>
      <text:p text:style-name="P8"><text:tab/>- Voltar para qualquer<text:span text:style-name="T5">ponto na história</text:span></text:p>
      <text:p text:style-name="P8">- <text:span text:style-name="T5">Controlar o fluxo de novas funcionalidades:</text:span></text:p>
      <text:p text:style-name="P8"><text:tab/>- <text:span text:style-name="T5">Ramificações: </text:span><text:span text:style-name="T4">branch</text:span><text:span text:style-name="T5"> (universos paralelos);</text:span></text:p>
      <text:p text:style-name="P8"><text:tab/>- <text:span text:style-name="T5">Vários devs no mesmo projeto;</text:span></text:p>
      <text:p text:style-name="P8"><text:tab/>- <text:span text:style-name="T5">Análise e resolução de conflitos.</text:span></text:p>
      <text:p text:style-name="P8"/>
      <text:p text:style-name="P18">Guias estelares</text:p>
      <text:p text:style-name="P16"><text:span text:style-name="T1">O guia estelar de </text:span><text:span text:style-name="T2">Git</text:span></text:p>
      <text:p text:style-name="P4">Instalando o Git</text:p>
      <text:list xml:id="list959491792" text:style-name="L3">
        <text:list-item>
          <text:p text:style-name="P25">In<text:span text:style-name="T6">s</text:span>talando git no mac</text:p>
          <text:p text:style-name="P29">Homebrew – gerenciador de pacotes para o mac.</text:p>
        </text:list-item>
      </text:list>
      <text:p text:style-name="P30"/>
      <text:list xml:id="list212604822113822" text:continue-numbering="true" text:style-name="L3">
        <text:list-item>
          <text:p text:style-name="P26">In<text:span text:style-name="T6">s</text:span>talando git no <text:span text:style-name="T6">windows</text:span></text:p>
          <text:p text:style-name="P31">Entrar no site do Git e clicar no link para download e depois instalar.</text:p>
          <text:p text:style-name="P31"/>
        </text:list-item>
        <text:list-item>
          <text:p text:style-name="P26">In<text:span text:style-name="T6">s</text:span>talando git no <text:span text:style-name="T6">linux</text:span></text:p>
          <text:p text:style-name="P31">Abra o terminal e digite o seguinte comando:</text:p>
          <text:p text:style-name="P31"/>
          <text:p text:style-name="P31">$ sudo apt-get install git</text:p>
        </text:list-item>
      </text:list>
      <text:p text:style-name="P32"/>
      <text:p text:style-name="P32">Em seguida digite o seguinte comando para verificar se realmente foi instalado:</text:p>
      <text:p text:style-name="P32"/>
      <text:p text:style-name="P32">$ git--version</text:p>
      <text:p text:style-name="P32"/>
      <text:list xml:id="list212604316683122" text:continue-numbering="true" text:style-name="L3">
        <text:list-item>
          <text:p text:style-name="P27">Configuração inicial</text:p>
          <text:p text:style-name="P33">Para adicionar seu nome e e-mail digite os seguintes comandos:</text:p>
          <text:p text:style-name="P33"/>
          <text:p text:style-name="P40">$ git confi --global user.name “tthiagocarlosdev”</text:p>
        </text:list-item>
      </text:list>
      <text:p text:style-name="P39">$ git confi --global user.email “tthiagocarlos.dev@gmail.com</text:p>
      <text:p text:style-name="P34"/>
      <text:p text:style-name="P34">Para mudar de editor:</text:p>
      <text:p text:style-name="P34"/>
      <text:p text:style-name="P39">$ git config--global core editor “code -w”</text:p>
      <text:p text:style-name="P34"/>
      <text:p text:style-name="P34">Para ver as configurações:</text:p>
      <text:p text:style-name="P34"/>
      <text:p text:style-name="P39">$ git config --list</text:p>
      <text:p text:style-name="P34"/>
      <text:p text:style-name="P35">Para deixar o git colorido:</text:p>
      <text:p text:style-name="P35"/>
      <text:p text:style-name="P38">$ git config --global color.ui true</text:p>
      <text:p text:style-name="P34"/>
      <text:p text:style-name="P35">Git config – permite ver e atribuir variáveis de configuração como nome e e-mail. Estas variáveis podem ser armazenadas em três lugares diferentes:</text:p>
      <text:p text:style-name="P35"/>
      <text:p text:style-name="P35">$ cat /<text:span text:style-name="T7">etc</text:span><text:span text:style-name="T3">/</text:span><text:span text:style-name="T7">gitconfig</text:span></text:p>
      <text:p text:style-name="P36"><text:span text:style-name="T7">$ cat ~/.gitconfig</text:span></text:p>
      <text:p text:style-name="P36"><text:span text:style-name="T7">$ cat ~/.config/git/config:</text:span></text:p>
      <text:p text:style-name="P34"/>
      <text:p text:style-name="P36">OBS.: $ cat – para listar os arquivos dentro do diretório.</text:p>
      <text:p text:style-name="P36"/>
      <text:p text:style-name="P36"/>
      <text:list xml:id="list212605266570568" text:continue-numbering="true" text:style-name="L3">
        <text:list-item>
          <text:p text:style-name="P28">Git help</text:p>
          <text:p text:style-name="P37">$ git help – mostrará ima lista de comando do git e seus manuais.</text:p>
        </text:list-item>
      </text:list>
      <text:p text:style-name="P42">Guias estelares</text:p>
      <text:p text:style-name="P24"><text:span text:style-name="T1">O guia estelar de </text:span><text:span text:style-name="T2">Git</text:span></text:p>
      <text:p text:style-name="P41">Començando</text:p>
      <text:list xml:id="list2797758155" text:style-name="L4">
        <text:list-item>
          <text:p text:style-name="P2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21:12:17.721084722</meta:creation-date>
    <dc:date>2021-04-01T21:26:02.883963737</dc:date>
    <meta:editing-duration>PT31M22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5" meta:paragraph-count="97" meta:word-count="738" meta:character-count="4355" meta:non-whitespace-character-count="3720"/>
  </office:meta>
</office:document-meta>
</file>